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101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6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2.078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6.431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3" style:family="table-column">
      <style:table-column-properties fo:break-before="auto" style:column-width="2.337cm"/>
    </style:style>
    <style:style style:name="co54" style:family="table-column">
      <style:table-column-properties fo:break-before="auto" style:column-width="2.307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65" style:family="table-column">
      <style:table-column-properties fo:break-before="auto" style:column-width="2.429cm"/>
    </style:style>
    <style:style style:name="co66" style:family="table-column">
      <style:table-column-properties fo:break-before="auto" style:column-width="1.974cm"/>
    </style:style>
    <style:style style:name="co67" style:family="table-column">
      <style:table-column-properties fo:break-before="auto" style:column-width="1.82cm"/>
    </style:style>
    <style:style style:name="co68" style:family="table-column">
      <style:table-column-properties fo:break-before="auto" style:column-width="1.66cm"/>
    </style:style>
    <style:style style:name="co84" style:family="table-column">
      <style:table-column-properties fo:break-before="auto" style:column-width="1.307cm"/>
    </style:style>
    <style:style style:name="co85" style:family="table-column">
      <style:table-column-properties fo:break-before="auto" style:column-width="1.205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1.304cm"/>
    </style:style>
    <style:style style:name="co88" style:family="table-column">
      <style:table-column-properties fo:break-before="auto" style:column-width="0.804cm"/>
    </style:style>
    <style:style style:name="co89" style:family="table-column">
      <style:table-column-properties fo:break-before="auto" style:column-width="1.686cm"/>
    </style:style>
    <style:style style:name="co90" style:family="table-column">
      <style:table-column-properties fo:break-before="auto" style:column-width="1.58cm"/>
    </style:style>
    <style:style style:name="co91" style:family="table-column">
      <style:table-column-properties fo:break-before="auto" style:column-width="1.178cm"/>
    </style:style>
    <style:style style:name="co92" style:family="table-column">
      <style:table-column-properties fo:break-before="auto" style:column-width="1.081cm"/>
    </style:style>
    <style:style style:name="co93" style:family="table-column">
      <style:table-column-properties fo:break-before="auto" style:column-width="1.261cm"/>
    </style:style>
    <style:style style:name="co94" style:family="table-column">
      <style:table-column-properties fo:break-before="auto" style:column-width="0.788cm"/>
    </style:style>
    <style:style style:name="co95" style:family="table-column">
      <style:table-column-properties fo:break-before="auto" style:column-width="3.829cm"/>
    </style:style>
    <style:style style:name="co96" style:family="table-column">
      <style:table-column-properties fo:break-before="auto" style:column-width="3.29cm"/>
    </style:style>
    <style:style style:name="co97" style:family="table-column">
      <style:table-column-properties fo:break-before="auto" style:column-width="3.411cm"/>
    </style:style>
    <style:style style:name="co98" style:family="table-column">
      <style:table-column-properties fo:break-before="auto" style:column-width="3.166cm"/>
    </style:style>
    <style:style style:name="co99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2" style:family="table-column">
      <style:table-column-properties fo:break-before="auto" style:column-width="4.59cm"/>
    </style:style>
    <style:style style:name="co103" style:family="table-column">
      <style:table-column-properties fo:break-before="auto" style:column-width="2.635cm"/>
    </style:style>
    <style:style style:name="co104" style:family="table-column">
      <style:table-column-properties fo:break-before="auto" style:column-width="4.404cm"/>
    </style:style>
    <style:style style:name="co105" style:family="table-column">
      <style:table-column-properties fo:break-before="auto" style:column-width="1.81cm"/>
    </style:style>
    <style:style style:name="co106" style:family="table-column">
      <style:table-column-properties fo:break-before="auto" style:column-width="0.953cm"/>
    </style:style>
    <style:style style:name="co107" style:family="table-column">
      <style:table-column-properties fo:break-before="auto" style:column-width="5.914cm"/>
    </style:style>
    <style:style style:name="co108" style:family="table-column">
      <style:table-column-properties fo:break-before="auto" style:column-width="0.697cm"/>
    </style:style>
    <style:style style:name="co109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ro39" style:family="table-row">
      <style:table-row-properties style:row-height="0.526cm" fo:break-before="auto" style:use-optimal-row-height="true"/>
    </style:style>
    <style:style style:name="ro40" style:family="table-row">
      <style:table-row-properties style:row-height="0.612cm" fo:break-before="auto" style:use-optimal-row-height="true"/>
    </style:style>
    <style:style style:name="ro41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9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7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1" style:family="table-cell" style:parent-style-name="Default">
      <style:table-cell-properties fo:border="none" style:vertical-align="middle"/>
      <style:text-properties style:font-name="Avenir1"/>
    </style:style>
    <style:style style:name="ce40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0" style:family="table-cell" style:parent-style-name="Default">
      <style:table-cell-properties fo:background-color="transparent" style:vertical-align="middle"/>
      <style:text-properties style:font-name="Avenir1"/>
    </style:style>
    <style:style style:name="ce7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3" style:family="table-cell" style:parent-style-name="Default">
      <style:table-cell-properties style:vertical-align="middle"/>
      <style:text-properties style:font-name="Avenir"/>
    </style:style>
    <style:style style:name="ce182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style:vertical-align="middle"/>
      <style:text-properties style:font-name="Avenir2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background-color="transparent" style:vertical-align="middle"/>
      <style:text-properties style:font-name="Avenir"/>
    </style:style>
    <style:style style:name="ce186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3" style:family="table-cell" style:parent-style-name="Default">
      <style:table-cell-properties style:vertical-align="middle"/>
      <style:text-properties style:use-window-font-color="true" style:font-name="Avenir"/>
    </style:style>
    <style:style style:name="ce18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ext-properties fo:font-size="8pt" style:font-size-asian="8pt" style:font-size-complex="8pt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no-wrap" style:vertical-align="middle"/>
    </style:style>
    <style:style style:name="ce1880" style:family="table-cell" style:parent-style-name="Default">
      <style:table-cell-properties fo:wrap-option="wrap" style:vertical-align="middle"/>
    </style:style>
    <style:style style:name="ce204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2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8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9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3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4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9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69" style:family="table-cell" style:parent-style-name="Default">
      <style:text-properties style:font-name="Avenir" fo:font-style="normal" style:font-style-asian="normal" style:font-style-complex="normal"/>
    </style:style>
    <style:style style:name="ce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1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7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8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38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2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0" style:family="table-cell" style:parent-style-name="Default">
      <style:table-cell-properties fo:border="0.06pt solid #000000" style:vertical-align="middle"/>
      <style:text-properties style:font-name="Avenir"/>
    </style:style>
    <style:style style:name="ce19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6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6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Avenir1"/>
    </style:style>
    <style:style style:name="T6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6" style:family="text">
      <style:text-properties fo:font-size="7pt"/>
    </style:style>
    <style:style style:name="T3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style:font-name="Avenir1"/>
    </style:style>
    <style:style style:name="T4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fo:font-size="10pt" fo:font-weight="bold" style:font-size-asian="10pt" style:font-size-complex="10pt" style:font-weight-asian="bold" style:font-weight-complex="bold"/>
    </style:style>
    <style:style style:name="T4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9" style:family="text">
      <style:text-properties fo:font-size="10pt" style:font-size-asian="10pt" style:font-size-complex="10pt" fo:font-weight="bold" style:font-weight-asian="bold" style:font-weight-complex="bold"/>
    </style:style>
    <style:style style:name="T5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2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2" style:family="text">
      <style:text-properties fo:color="#bf0041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color="#ff0000" fo:font-weight="bold" style:font-weight-asian="bold" style:font-weight-complex="bold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6" table:number-columns-spanned="11" table:number-rows-spanned="1"/>
          <table:covered-table-cell/>
          <table:covered-table-cell table:number-columns-repeated="9" table:style-name="ce32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2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32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2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33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8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33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8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2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2">Harcmodor képzettségek </text:span><text:span text:style-name="T33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1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83"/>
          <table:table-cell table:style-name="ce286" office:value-type="string" calcext:value-type="string">
            <text:p>MP</text:p>
          </table:table-cell>
          <table:table-cell table:style-name="ce58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1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86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1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86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1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86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1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86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1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86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1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86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1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86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2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86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86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2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26" table:number-columns-spanned="5" table:number-rows-spanned="1"/>
          <table:covered-table-cell/>
          <table:covered-table-cell table:number-columns-repeated="3" table:style-name="ce326"/>
          <table:table-cell table:style-name="ce5"/>
          <table:table-cell table:style-name="ce219" office:value-type="string" calcext:value-type="string" table:number-columns-spanned="4" table:number-rows-spanned="1">
            <text:p><text:span text:style-name="T32">Primer világi képzettségek</text:span><text:span text:style-name="T34"> </text:span><text:span text:style-name="T35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30">Harci fortélyok  </text:span><text:span text:style-name="T31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91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23" table:content-validation-name="val24" office:value-type="float" office:value="3" calcext:value-type="float">
            <text:p>3</text:p>
          </table:table-cell>
          <table:table-cell table:style-name="ce47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6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23" table:content-validation-name="val25" office:value-type="float" office:value="4" calcext:value-type="float">
            <text:p>4</text:p>
          </table:table-cell>
          <table:table-cell table:style-name="ce47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6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23" table:content-validation-name="val26" office:value-type="float" office:value="1" calcext:value-type="float">
            <text:p>1</text:p>
          </table:table-cell>
          <table:table-cell table:style-name="ce47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6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23" table:content-validation-name="val27" office:value-type="float" office:value="2" calcext:value-type="float">
            <text:p>2</text:p>
          </table:table-cell>
          <table:table-cell table:style-name="ce47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6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23" table:content-validation-name="val28" office:value-type="float" office:value="2" calcext:value-type="float">
            <text:p>2</text:p>
          </table:table-cell>
          <table:table-cell table:style-name="ce47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23" table:content-validation-name="val29" office:value-type="float" office:value="3" calcext:value-type="float">
            <text:p>3</text:p>
          </table:table-cell>
          <table:table-cell table:style-name="ce47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2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8" office:value-type="string" calcext:value-type="string">
            <text:p>Szakma:</text:p>
          </table:table-cell>
          <table:table-cell table:style-name="ce597" table:content-validation-name="val66" table:number-columns-spanned="2" table:number-rows-spanned="1"/>
          <table:covered-table-cell table:style-name="ce597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547" table:content-validation-name="val58" office:value-type="string" calcext:value-type="string">
            <text:p>Szakma:</text:p>
          </table:table-cell>
          <table:table-cell table:style-name="ce597" table:content-validation-name="val66" table:number-columns-spanned="2" table:number-rows-spanned="1"/>
          <table:covered-table-cell table:style-name="ce597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47" table:content-validation-name="val58" office:value-type="string" calcext:value-type="string">
            <text:p>Szakma:</text:p>
          </table:table-cell>
          <table:table-cell table:style-name="ce597" table:content-validation-name="val66" table:number-columns-spanned="2" table:number-rows-spanned="1"/>
          <table:covered-table-cell table:style-name="ce597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4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44"/>
          <table:covered-table-cell table:style-name="Default"/>
          <table:table-cell table:style-name="ce637" office:value-type="string" calcext:value-type="string" table:number-columns-spanned="2" table:number-rows-spanned="1">
            <text:p>Fok</text:p>
          </table:table-cell>
          <table:covered-table-cell table:style-name="ce637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38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38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38" table:content-validation-name="val71" table:number-columns-spanned="2" table:number-rows-spanned="1"/>
          <table:covered-table-cell table:style-name="ce638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8" table:content-validation-name="val71" table:number-columns-spanned="2" table:number-rows-spanned="1"/>
          <table:covered-table-cell table:style-name="ce638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8" table:content-validation-name="val71" table:number-columns-spanned="2" table:number-rows-spanned="1"/>
          <table:covered-table-cell table:style-name="ce638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8" table:content-validation-name="val71" table:number-columns-spanned="2" table:number-rows-spanned="1"/>
          <table:covered-table-cell table:style-name="ce638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8" table:content-validation-name="val71" table:number-columns-spanned="2" table:number-rows-spanned="1"/>
          <table:covered-table-cell table:style-name="ce638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8" table:content-validation-name="val71" table:number-columns-spanned="2" table:number-rows-spanned="1"/>
          <table:covered-table-cell table:style-name="ce638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46" table:content-validation-name="val33"/>
          <table:table-cell table:style-name="ce446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39" table:content-validation-name="val71" table:number-columns-spanned="2" table:number-rows-spanned="1"/>
          <table:covered-table-cell table:style-name="ce639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number-columns-repeated="2" table:default-cell-style-name="ce834"/>
        <table:table-column table:style-name="co48" table:default-cell-style-name="ce1189"/>
        <table:table-column table:style-name="co49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26"/>
          <table:covered-table-cell table:number-columns-repeated="5" table:style-name="ce32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26" table:number-columns-spanned="7" table:number-rows-spanned="1"/>
          <table:covered-table-cell table:number-columns-repeated="6" table:style-name="ce32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8"/>
          <table:table-cell table:style-name="ce85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2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32" table:content-validation-name="val88"/>
          <table:covered-table-cell table:style-name="ce832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49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7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7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7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2">
          <table:table-cell table:style-name="ce73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7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2"/>
          <table:table-cell table:number-columns-repeated="16372"/>
        </table:table-row>
        <table:table-row table:style-name="ro2">
          <table:table-cell table:style-name="ce730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7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30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7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8" table:content-validation-name="val58"/>
          <table:table-cell table:style-name="ce854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872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0" table:default-cell-style-name="ce969"/>
        <table:table-column table:style-name="co51" table:default-cell-style-name="ce969"/>
        <table:table-column table:style-name="co52" table:default-cell-style-name="ce969"/>
        <table:table-column table:style-name="co53" table:default-cell-style-name="ce969"/>
        <table:table-column table:style-name="co54" table:number-columns-repeated="5" table:default-cell-style-name="ce969"/>
        <table:table-column table:style-name="co60" table:default-cell-style-name="ce969"/>
        <table:table-column table:style-name="co14" table:default-cell-style-name="ce969"/>
        <table:table-column table:style-name="co61" table:default-cell-style-name="ce969"/>
        <table:table-column table:style-name="co62" table:default-cell-style-name="ce969"/>
        <table:table-column table:style-name="co63" table:default-cell-style-name="ce969"/>
        <table:table-column table:style-name="co64" table:default-cell-style-name="ce969"/>
        <table:table-column table:style-name="co65" table:default-cell-style-name="ce894"/>
        <table:table-column table:style-name="co66" table:default-cell-style-name="ce909"/>
        <table:table-column table:style-name="co37" table:number-columns-repeated="239" table:default-cell-style-name="ce969"/>
        <table:table-column table:style-name="co14" table:number-columns-repeated="16128" table:default-cell-style-name="ce96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99"/>
          <table:covered-table-cell table:number-columns-repeated="5" table:style-name="ce976"/>
          <table:covered-table-cell table:number-columns-repeated="2" table:style-name="ce899"/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0">
          <table:table-cell table:style-name="ce899"/>
          <table:table-cell table:style-name="ce899" table:number-columns-spanned="6" table:number-rows-spanned="1"/>
          <table:covered-table-cell table:number-columns-repeated="5" table:style-name="ce899"/>
          <table:table-cell table:style-name="ce899" table:number-columns-repeated="8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0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0" table:content-validation-name="val131" office:value-type="string" calcext:value-type="string">
            <text:p>Módosítók</text:p>
          </table:table-cell>
          <table:table-cell table:style-name="ce970" table:content-validation-name="val138" office:value-type="string" calcext:value-type="string">
            <text:p>Összesen</text:p>
          </table:table-cell>
          <table:table-cell table:style-name="ce899"/>
          <table:table-cell table:style-name="ce1042" office:value-type="string" calcext:value-type="string" table:number-columns-spanned="2" table:number-rows-spanned="1">
            <text:p>Összesen felvett HM:</text:p>
          </table:table-cell>
          <table:covered-table-cell table:style-name="ce899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17" table:content-validation-name="val120" office:value-type="float" office:value="10" calcext:value-type="float">
            <text:p>10</text:p>
          </table:table-cell>
          <table:table-cell table:style-name="ce1017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0" table:content-validation-name="val139" table:formula="of:=[.C4]+[.D4]" office:value-type="float" office:value="15" calcext:value-type="float">
            <text:p>15</text:p>
          </table:table-cell>
          <table:table-cell table:style-name="ce899"/>
          <table:table-cell table:style-name="ce1042" office:value-type="string" calcext:value-type="string" table:number-columns-spanned="2" table:number-rows-spanned="1">
            <text:p>Max felvehető HM:</text:p>
          </table:table-cell>
          <table:covered-table-cell table:style-name="ce899"/>
          <table:table-cell table:style-name="ce1249" table:content-validation-name="val165" table:formula="of:=[Data.C19]*[Alapértékek.D8]" office:value-type="float" office:value="30" calcext:value-type="float">
            <text:p>30 HM</text:p>
          </table:table-cell>
          <table:table-cell table:style-name="ce899" table:number-columns-repeated="3"/>
          <table:table-cell table:style-name="Default" table:number-columns-repeated="4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17" table:content-validation-name="val120" office:value-type="float" office:value="20" calcext:value-type="float">
            <text:p>20</text:p>
          </table:table-cell>
          <table:table-cell table:style-name="ce1017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70" table:content-validation-name="val140" table:formula="of:=[.C5]+[.B5]+[.D5]" office:value-type="float" office:value="20" calcext:value-type="float">
            <text:p>20</text:p>
          </table:table-cell>
          <table:table-cell table:style-name="ce899" table:number-columns-repeated="5"/>
          <table:table-cell/>
          <table:table-cell table:style-name="ce899"/>
          <table:table-cell table:style-name="Default" table:number-columns-repeated="4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17" table:content-validation-name="val120" office:value-type="float" office:value="120" calcext:value-type="float">
            <text:p>120</text:p>
          </table:table-cell>
          <table:table-cell table:style-name="ce1017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70" table:content-validation-name="val141" table:formula="of:=[.C6]+[.B6]+[.D6]" office:value-type="float" office:value="120" calcext:value-type="float">
            <text:p>120</text:p>
          </table:table-cell>
          <table:table-cell table:style-name="ce899" table:number-columns-repeated="5"/>
          <table:table-cell/>
          <table:table-cell table:style-name="ce899"/>
          <table:table-cell table:style-name="Default" table:number-columns-repeated="4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5">
          <table:table-cell table:style-name="ce899" table:number-columns-repeated="6"/>
          <table:table-cell table:style-name="ce1042" office:value-type="string" calcext:value-type="string" table:number-columns-spanned="2" table:number-rows-spanned="1">
            <text:p>Össz felvett CM:</text:p>
          </table:table-cell>
          <table:covered-table-cell table:style-name="ce899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899"/>
          <table:table-cell/>
          <table:table-cell table:style-name="ce899"/>
          <table:table-cell table:style-name="Default" table:number-columns-repeated="4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17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70" table:content-validation-name="val142" table:formula="of:=[.C8]+[.B8]+[.D8]" office:value-type="float" office:value="-30" calcext:value-type="float">
            <text:p>-30</text:p>
          </table:table-cell>
          <table:table-cell table:style-name="ce899"/>
          <table:table-cell table:style-name="ce1042" office:value-type="string" calcext:value-type="string" table:number-columns-spanned="2" table:number-rows-spanned="1">
            <text:p>Max felvehető CM:</text:p>
          </table:table-cell>
          <table:covered-table-cell table:style-name="ce899"/>
          <table:table-cell table:style-name="ce1249" table:content-validation-name="val166" table:formula="of:=[Data.C22]*[Alapértékek.$D$8]" office:value-type="float" office:value="20" calcext:value-type="float">
            <text:p>20 HM</text:p>
          </table:table-cell>
          <table:table-cell table:style-name="ce899" table:number-columns-repeated="3"/>
          <table:table-cell table:style-name="Default" table:number-columns-repeated="4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899" table:number-columns-spanned="9" table:number-rows-spanned="1"/>
          <table:covered-table-cell table:number-columns-repeated="5" table:style-name="ce976"/>
          <table:covered-table-cell table:number-columns-repeated="3" table:style-name="ce899"/>
          <table:table-cell table:style-name="ce899" table:number-columns-repeated="3"/>
          <table:table-cell table:style-name="Default" table:number-columns-repeated="4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899"/>
          <table:table-cell table:style-name="ce1042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899"/>
          <table:table-cell table:style-name="ce1042" office:value-type="string" calcext:value-type="string" table:number-columns-spanned="2" table:number-rows-spanned="1">
            <text:p>Átlag HM</text:p>
          </table:table-cell>
          <table:covered-table-cell table:style-name="ce899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899" table:number-columns-repeated="3"/>
          <table:table-cell table:style-name="Default" table:number-columns-repeated="4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2"/>
          <table:table-cell table:style-name="ce922" table:number-columns-spanned="6" table:number-rows-spanned="1"/>
          <table:covered-table-cell table:number-columns-repeated="5" table:style-name="ce922"/>
          <table:table-cell table:style-name="ce922" table:number-columns-repeated="5"/>
          <table:table-cell table:style-name="Default" table:number-columns-repeated="5"/>
          <table:table-cell table:style-name="ce922" table:number-columns-repeated="2"/>
          <table:table-cell table:style-name="Default" table:number-columns-repeated="22"/>
          <table:table-cell table:style-name="ce922" table:number-columns-repeated="215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9"/>
          <table:table-cell/>
          <table:table-cell table:style-name="ce899"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9" table:content-validation-name="val122" office:value-type="string" calcext:value-type="string">
            <text:p>Szint</text:p>
          </table:table-cell>
          <table:table-cell table:style-name="ce1019" office:value-type="string" calcext:value-type="string">
            <text:p>KÉ</text:p>
          </table:table-cell>
          <table:table-cell table:style-name="ce1019" office:value-type="string" calcext:value-type="string">
            <text:p>TÉ/CÉ</text:p>
          </table:table-cell>
          <table:table-cell table:style-name="ce1019" office:value-type="string" calcext:value-type="string">
            <text:p>VÉ</text:p>
          </table:table-cell>
          <table:table-cell table:style-name="ce1019" table:content-validation-name="val152" office:value-type="string" calcext:value-type="string">
            <text:p>Harckeret</text:p>
          </table:table-cell>
          <table:table-cell table:style-name="ce101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89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99" table:number-columns-repeated="3"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99" table:number-columns-repeated="3"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99" table:number-columns-repeated="3"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899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9" table:number-columns-repeated="3"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9" table:number-columns-repeated="3"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9" table:number-columns-repeated="3"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9" table:number-columns-repeated="2"/>
          <table:table-cell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33">
          <table:table-cell table:style-name="ce922" table:number-columns-spanned="9" table:number-rows-spanned="1"/>
          <table:covered-table-cell table:number-columns-repeated="7" table:style-name="ce922"/>
          <table:covered-table-cell table:style-name="ce1262"/>
          <table:table-cell table:style-name="ce922"/>
          <table:table-cell table:style-name="ce840"/>
          <table:table-cell/>
          <table:table-cell table:style-name="Default" table:number-columns-repeated="5"/>
          <table:table-cell table:style-name="ce922" table:number-columns-repeated="2"/>
          <table:table-cell table:style-name="Default" table:number-columns-repeated="22"/>
          <table:table-cell table:style-name="ce922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1"/>
          <table:covered-table-cell table:number-columns-repeated="5" table:style-name="ce580"/>
          <table:covered-table-cell table:style-name="ce981"/>
          <table:covered-table-cell table:style-name="ce113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2">
          <table:table-cell table:style-name="ce929" table:content-validation-name="val58" office:value-type="string" calcext:value-type="string">
            <text:p>Fegyver</text:p>
          </table:table-cell>
          <table:table-cell table:style-name="ce982" table:content-validation-name="val58" office:value-type="string" calcext:value-type="string">
            <text:p>Sebesség</text:p>
          </table:table-cell>
          <table:table-cell table:style-name="ce10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Komment</text:p>
          </table:table-cell>
          <table:covered-table-cell table:style-name="ce985"/>
          <table:table-cell table:style-name="ce922"/>
          <table:table-cell table:style-name="ce840"/>
          <table:table-cell/>
          <table:table-cell table:style-name="Default" table:number-columns-repeated="5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2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76"/>
          <table:table-cell table:style-name="Default" table:number-columns-repeated="4"/>
          <table:table-cell table:style-name="ce633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1">
          <table:table-cell table:style-name="ce931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102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76" table:number-columns-repeated="2"/>
          <table:table-cell table:style-name="ce633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9">
          <table:table-cell table:style-name="ce93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102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99" table:number-columns-repeated="2"/>
          <table:table-cell table:style-name="Default" table:number-columns-repeated="22"/>
          <table:table-cell table:style-name="ce899" table:number-columns-repeated="215"/>
          <table:table-cell table:number-columns-repeated="16128"/>
        </table:table-row>
        <table:table-row table:style-name="ro1">
          <table:table-cell table:style-name="ce931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2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2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2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3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3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933" table:number-columns-spanned="2" table:number-rows-spanned="1"/>
          <table:covered-table-cell table:style-name="ce933"/>
          <table:table-cell table:style-name="ce835"/>
          <table:table-cell table:style-name="Default" table:number-columns-repeated="3"/>
          <table:table-cell/>
          <table:table-cell table:style-name="ce97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85"/>
          <table:table-cell table:style-name="ce922"/>
          <table:table-cell table:style-name="Default" table:number-columns-repeated="3"/>
          <table:table-cell table:style-name="ce840"/>
          <table:table-cell table:style-name="ce97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9" table:content-validation-name="val97" office:value-type="string" calcext:value-type="string">
            <text:p>Távolsági fegyver</text:p>
          </table:table-cell>
          <table:table-cell table:style-name="ce982" table:content-validation-name="val58" office:value-type="string" calcext:value-type="string">
            <text:p>Sebesség</text:p>
          </table:table-cell>
          <table:table-cell table:style-name="ce10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Hatótáv + Komment</text:p>
          </table:table-cell>
          <table:covered-table-cell table:style-name="ce985"/>
          <table:table-cell table:style-name="ce922"/>
          <table:table-cell table:style-name="Default" table:number-columns-repeated="3"/>
          <table:table-cell table:style-name="ce840"/>
          <table:table-cell table:style-name="ce89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2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9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9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76"/>
          <table:covered-table-cell/>
          <table:covered-table-cell table:style-name="ce899"/>
          <table:covered-table-cell table:style-name="ce794"/>
          <table:table-cell table:style-name="ce899"/>
          <table:table-cell table:style-name="Default" table:number-columns-repeated="3"/>
          <table:table-cell table:style-name="ce899" table:number-columns-repeated="2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9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9"/>
          <table:table-cell table:style-name="ce84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5">
          <table:table-cell table:style-name="ce451" table:content-validation-name="val99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981" table:content-validation-name="val110"/>
          <table:table-cell table:style-name="ce98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99"/>
          <table:table-cell table:style-name="ce89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121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9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9"/>
          <table:table-cell table:style-name="ce84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803"/>
          <table:table-cell table:style-name="ce89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9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9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60" table:number-columns-spanned="3" table:number-rows-spanned="1"/>
          <table:covered-table-cell table:number-columns-repeated="2" table:style-name="ce1212"/>
          <table:table-cell table:style-name="ce89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0" table:content-validation-name="val158"/>
          <table:covered-table-cell table:style-name="ce1212"/>
          <table:covered-table-cell table:style-name="ce899"/>
          <table:table-cell table:style-name="ce89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99" table:number-columns-repeated="239"/>
          <table:table-cell table:number-columns-repeated="1612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85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2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2"/>
          <table:table-cell/>
          <table:table-cell table:style-name="Default" table:number-columns-repeated="6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03"/>
          <table:table-cell table:style-name="ce1077" table:content-validation-name="val127" office:value-type="string" calcext:value-type="string">
            <text:p>Tám/kör</text:p>
          </table:table-cell>
          <table:table-cell table:style-name="ce1077" office:value-type="string" calcext:value-type="string">
            <text:p>KÉ</text:p>
          </table:table-cell>
          <table:table-cell table:style-name="ce1077" office:value-type="string" calcext:value-type="string">
            <text:p>TÉ</text:p>
          </table:table-cell>
          <table:table-cell table:style-name="ce107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2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955" table:content-validation-name="val102" office:value-type="string" calcext:value-type="string">
            <text:p><text:s text:c="3"/>Elsődleges fegyver</text:p>
          </table:table-cell>
          <table:table-cell table:style-name="ce100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955" table:content-validation-name="val102" office:value-type="string" calcext:value-type="string">
            <text:p><text:s text:c="3"/>Másodlagos fegyver</text:p>
          </table:table-cell>
          <table:table-cell table:style-name="ce100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21" office:value-type="string" calcext:value-type="string">
            <text:p>KÉ</text:p>
          </table:table-cell>
          <table:table-cell table:style-name="ce1344" office:value-type="string" calcext:value-type="string">
            <text:p>TÉ</text:p>
          </table:table-cell>
          <table:table-cell table:style-name="ce13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985" table:number-columns-repeated="2"/>
          <table:table-cell table:style-name="ce633"/>
          <table:table-cell table:style-name="ce985"/>
          <table:table-cell table:style-name="ce633" table:number-columns-repeated="3"/>
          <table:table-cell table:style-name="ce1281"/>
          <table:table-cell table:style-name="ce922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9"/>
          <table:table-cell table:style-name="ce1039"/>
          <table:table-cell table:style-name="ce1080" office:value-type="string" calcext:value-type="string">
            <text:p>Harckeret</text:p>
          </table:table-cell>
          <table:table-cell table:style-name="ce108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08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2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03" table:number-columns-spanned="2" table:number-rows-spanned="1"/>
          <table:covered-table-cell table:style-name="ce100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21" office:value-type="string" calcext:value-type="string">
            <text:p>KÉ</text:p>
          </table:table-cell>
          <table:table-cell table:style-name="ce1344" office:value-type="string" calcext:value-type="string">
            <text:p>TÉ</text:p>
          </table:table-cell>
          <table:table-cell table:style-name="ce13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41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21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44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44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2" table:number-columns-repeated="238"/>
          <table:table-cell table:style-name="ce899"/>
          <table:table-cell table:number-columns-repeated="16128"/>
        </table:table-row>
        <table:table-row table:style-name="ro1">
          <table:table-cell table:style-name="ce9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05" table:content-validation-name="val116" table:number-columns-spanned="2" table:number-rows-spanned="1"/>
          <table:covered-table-cell table:style-name="ce1040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99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48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48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48" table:content-validation-name="val172" table:formula="of:=IF([.$B$53]&gt;0;[.O$60];0)" office:value-type="float" office:value="0" calcext:value-type="float">
            <text:p>0</text:p>
          </table:table-cell>
          <table:table-cell table:style-name="ce1348" table:formula="of:=[.P60]" office:value-type="float" office:value="0" calcext:value-type="float">
            <text:p>0</text:p>
          </table:table-cell>
          <table:table-cell table:style-name="ce907"/>
          <table:table-cell table:style-name="ce1041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9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0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1"/>
          <table:table-cell table:style-name="ce899" table:number-columns-repeated="3"/>
          <table:table-cell table:style-name="ce1041" table:number-columns-repeated="3"/>
          <table:table-cell table:style-name="ce893"/>
          <table:table-cell table:style-name="ce633"/>
          <table:table-cell table:style-name="ce1041" table:number-columns-repeated="238"/>
          <table:table-cell table:style-name="ce899"/>
          <table:table-cell table:number-columns-repeated="16128"/>
        </table:table-row>
        <table:table-row table:style-name="ro1">
          <table:table-cell table:style-name="ce9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05" table:content-validation-name="val118" table:number-columns-spanned="2" table:number-rows-spanned="1"/>
          <table:covered-table-cell table:style-name="ce100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0" office:value-type="string" calcext:value-type="string">
            <text:p>Szúró</text:p>
          </table:table-cell>
          <table:table-cell table:style-name="ce1040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99" table:number-columns-repeated="3"/>
          <table:table-cell table:style-name="ce1041" table:number-columns-repeated="3"/>
          <table:table-cell table:style-name="ce893"/>
          <table:table-cell table:style-name="ce633"/>
          <table:table-cell table:style-name="ce1041" table:number-columns-repeated="238"/>
          <table:table-cell table:style-name="ce899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07" table:content-validation-name="val119" table:number-columns-spanned="2" table:number-rows-spanned="1"/>
          <table:covered-table-cell table:style-name="ce100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99" table:number-columns-repeated="2"/>
          <table:table-cell table:style-name="ce1041" table:number-columns-repeated="3"/>
          <table:table-cell table:style-name="ce893"/>
          <table:table-cell table:style-name="ce633"/>
          <table:table-cell table:style-name="ce1041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922" table:number-columns-repeated="2"/>
          <table:table-cell table:number-columns-repeated="3"/>
          <table:table-cell table:style-name="ce922"/>
          <table:table-cell table:style-name="ce1262"/>
          <table:table-cell table:style-name="ce899" table:number-columns-repeated="3"/>
          <table:table-cell table:style-name="ce1041" table:number-columns-repeated="3"/>
          <table:table-cell table:style-name="ce893"/>
          <table:table-cell table:style-name="ce633"/>
          <table:table-cell table:style-name="ce1041" table:number-columns-repeated="238"/>
          <table:table-cell table:style-name="ce899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9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1"/>
          <table:table-cell table:style-name="Default" table:number-columns-repeated="3"/>
          <table:table-cell table:style-name="ce1041" table:number-columns-repeated="2"/>
          <table:table-cell table:style-name="ce893"/>
          <table:table-cell table:style-name="ce633"/>
          <table:table-cell table:style-name="ce1041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66"/>
          <table:table-cell table:style-name="ce710"/>
          <table:table-cell table:style-name="ce773"/>
          <table:table-cell table:style-name="ce902"/>
          <table:table-cell table:style-name="ce899" table:number-columns-repeated="2"/>
          <table:table-cell table:style-name="Default" table:number-columns-repeated="3"/>
          <table:table-cell table:style-name="ce89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68"/>
          <table:table-cell table:style-name="ce716"/>
          <table:table-cell table:style-name="ce777"/>
          <table:table-cell table:style-name="ce903"/>
          <table:table-cell table:style-name="ce899" table:number-columns-repeated="2"/>
          <table:table-cell table:style-name="Default" table:number-columns-repeated="3"/>
          <table:table-cell table:style-name="ce89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5"/>
          <table:table-cell table:style-name="ce719"/>
          <table:table-cell table:style-name="ce778"/>
          <table:table-cell table:style-name="ce904"/>
          <table:table-cell table:style-name="ce899" table:number-columns-repeated="2"/>
          <table:table-cell table:style-name="Default" table:number-columns-repeated="3"/>
          <table:table-cell table:style-name="ce899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6"/>
          <table:table-cell table:style-name="ce725"/>
          <table:table-cell table:style-name="ce780"/>
          <table:table-cell table:style-name="ce911"/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7"/>
          <table:table-cell table:style-name="ce727"/>
          <table:table-cell table:style-name="ce781"/>
          <table:table-cell table:style-name="ce912"/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41"/>
          <table:covered-table-cell table:style-name="ce825"/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41"/>
          <table:table-cell table:style-name="ce899" table:number-columns-repeated="6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899"/>
          <table:table-cell table:style-name="ce556"/>
          <table:table-cell table:style-name="ce899" table:number-columns-repeated="13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 table:number-rows-repeated="65465">
          <table:table-cell table:style-name="ce899" table:number-columns-repeated="15"/>
          <table:table-cell table:style-name="ce97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 table:number-rows-repeated="9">
          <table:table-cell table:style-name="ce899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7" table:default-cell-style-name="ce326"/>
        <table:table-column table:style-name="co68" table:default-cell-style-name="ce326"/>
        <table:table-column table:style-name="co84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8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default-cell-style-name="ce326"/>
        <table:table-column table:style-name="co92" table:default-cell-style-name="ce326"/>
        <table:table-column table:style-name="co41" table:default-cell-style-name="ce326"/>
        <table:table-column table:style-name="co93" table:default-cell-style-name="ce326"/>
        <table:table-column table:style-name="co94" table:default-cell-style-name="ce685"/>
        <table:table-column table:style-name="co95" table:default-cell-style-name="ce326"/>
        <table:table-column table:style-name="co37" table:number-columns-repeated="2" table:default-cell-style-name="ce326"/>
        <table:table-column table:style-name="co96" table:default-cell-style-name="ce326"/>
        <table:table-column table:style-name="co97" table:default-cell-style-name="ce685"/>
        <table:table-column table:style-name="co98" table:default-cell-style-name="ce685"/>
        <table:table-column table:style-name="co37" table:number-columns-repeated="236" table:default-cell-style-name="ce326"/>
        <table:table-column table:style-name="co14" table:number-columns-repeated="16128" table:default-cell-style-name="ce32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86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38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386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38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9">Tradíció képzettségek </text:span><text:span text:style-name="T4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591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27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9">Szféra, Arkánum képzettségek </text:span><text:span text:style-name="T4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37">Speciális diszciplínák, pszí fortélyok </text:span><text:span text:style-name="T3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591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427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37">Pszi alkalmazás (fortély) </text:span><text:span text:style-name="T3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39">Pszí-iskola (képzettség) </text:span><text:span text:style-name="T40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0" table:number-columns-spanned="4" table:number-rows-spanned="1"/>
          <table:covered-table-cell table:number-columns-repeated="3" table:style-name="ce1400"/>
          <table:table-cell table:style-name="ce1055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0" table:number-columns-spanned="4" table:number-rows-spanned="1"/>
          <table:covered-table-cell table:number-columns-repeated="3" table:style-name="ce1400"/>
          <table:table-cell table:style-name="ce1055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0" table:number-columns-spanned="4" table:number-rows-spanned="1"/>
          <table:covered-table-cell table:number-columns-repeated="3" table:style-name="ce1400"/>
          <table:table-cell table:style-name="ce1055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5" table:default-cell-style-name="ce738"/>
        <table:table-column table:style-name="co56" table:default-cell-style-name="ce326"/>
        <table:table-column table:style-name="co37" table:number-columns-repeated="4" table:default-cell-style-name="ce326"/>
        <table:table-column table:style-name="co57" table:default-cell-style-name="ce326"/>
        <table:table-column table:style-name="co58" table:default-cell-style-name="ce326"/>
        <table:table-column table:style-name="co37" table:number-columns-repeated="6" table:default-cell-style-name="ce326"/>
        <table:table-column table:style-name="co59" table:default-cell-style-name="ce326"/>
        <table:table-column table:style-name="co37" table:number-columns-repeated="241" table:default-cell-style-name="ce326"/>
        <table:table-column table:style-name="co14" table:number-columns-repeated="16128" table:default-cell-style-name="ce32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44">Nagyon</text:span><text:span text:style-name="T45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46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42"> </text:span><text:span text:style-name="T43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47">MK, KF</text:span><text:span text:style-name="T48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47">KF</text:span><text:span text:style-name="T48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49">+2</text:span></text:p>
            <text:p><text:span text:style-name="T19">- Zúzó fegyverek ellen VÉ büntetés: </text:span><text:span text:style-name="T4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50">Maximális hatótávolsága: </text:span><text:span text:style-name="T51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41">Automatikusan jár rá a</text:span></text:p>
            <text:p><text:span text:style-name="T41">Közeli lövés fortélynál leírt +10CÉ bónusz</text:span></text:p>
            <text:p><text:span text:style-name="T41">Ha a célpont Cellaszáma 1.</text:span></text:p>
            <text:p><text:span text:style-name="T41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52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52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53">* Halálos hatása csak aquir kézben érvényesül</text:span></text:p>
            <text:p><text:span text:style-name="T53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0" table:default-cell-style-name="ce1481"/>
        <table:table-column table:style-name="co103" table:default-cell-style-name="ce1478"/>
        <table:table-column table:style-name="co104" table:default-cell-style-name="ce1515"/>
        <table:table-column table:style-name="co105" table:default-cell-style-name="ce1478"/>
        <table:table-column table:style-name="co106" table:default-cell-style-name="ce1530"/>
        <table:table-column table:style-name="co107" table:default-cell-style-name="ce1478"/>
        <table:table-column table:style-name="co108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54">➖➖ </text:span><text:span text:style-name="T55">Harcmodorok </text:span><text:span text:style-name="T5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71">➖➖ Kiemelt</text:span><text:span text:style-name="T72"> </text:span><text:span text:style-name="T76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784" table:content-validation-name="val184" office:value-type="string" calcext:value-type="string">
            <text:p><text:span text:style-name="T84"><text:a xlink:href="https://github.com/kaktusztea/km100/blob/master/md/kepzettsegek/szakma.md" xlink:type="simple">Szakma</text:a></text:span><text:span text:style-name="T8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60]" office:value-type="float" office:value="71" calcext:value-type="float">
            <text:p>71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784" office:value-type="string" calcext:value-type="string">
            <text:p><text:span text:style-name="T84"><text:a xlink:href="https://github.com/kaktusztea/km100/blob/master/md/kepzettsegek/osi_nyelv_ismerete.md" xlink:type="simple">Ősi nyelv ismerete</text:a></text:span><text:span text:style-name="T84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9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54">➖➖ </text:span><text:span text:style-name="T55">Mágia Szféra </text:span><text:span text:style-name="T5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54">➖➖ </text:span><text:span text:style-name="T55">Anyag szféra </text:span><text:span text:style-name="T56">➖➖</text:span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834"/>
        <table:table-column table:style-name="co70" table:default-cell-style-name="ce1842"/>
        <table:table-column table:style-name="co71" table:default-cell-style-name="ce1834"/>
        <table:table-column table:style-name="co72" table:default-cell-style-name="ce1850"/>
        <table:table-column table:style-name="co14" table:default-cell-style-name="ce1834"/>
        <table:table-column table:style-name="co73" table:default-cell-style-name="ce1834"/>
        <table:table-column table:style-name="co74" table:default-cell-style-name="ce1834"/>
        <table:table-column table:style-name="co75" table:default-cell-style-name="ce1855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4">➖➖➖ </text:span><text:span text:style-name="T86">Godoni nyelvek </text:span><text:span text:style-name="T8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54">➖➖➖ </text:span><text:span text:style-name="T90">Származás </text:span><text:span text:style-name="T9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89"><text:a xlink:href="https://github.com/kaktusztea/km100/blob/master/md/hatterek.szabad/nyelvismeret.md" xlink:type="simple">Nyelvismeret</text:a></text:span><text:span text:style-name="T8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54">➖➖➖ </text:span><text:span text:style-name="T90">Küllem, fizikum </text:span><text:span text:style-name="T9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54">➖➖➖ </text:span><text:span text:style-name="T86">Faj nyelvek </text:span><text:span text:style-name="T8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3" table:formula="of:=COUNTA([.G6:.G37])" office:value-type="float" office:value="32" calcext:value-type="float">
            <text:p>32</text:p>
          </table:table-cell>
          <table:table-cell table:style-name="ce1858"/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54">➖➖➖ Kyr</text:span><text:span text:style-name="T86"> nyelvek </text:span><text:span text:style-name="T87">➖➖➖ </text:span></text:p>
          </table:table-cell>
          <table:table-cell table:number-columns-repeated="2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54">➖➖➖ Speciális</text:span><text:span text:style-name="T86"> nyelvek </text:span><text:span text:style-name="T87">➖➖➖ </text:span>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71">➖➖ Kiemelt</text:span><text:span text:style-name="T72"> </text:span><text:span text:style-name="T76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9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9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9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93"> Kiegészítő KP / Szint: (</text:span><text:span text:style-name="T94">20</text:span><text:span text:style-name="T9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9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9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9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9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9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95">→ </text:span><text:span text:style-name="T96">lefelé</text:span><text:span text:style-name="T95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9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9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9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8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 <text:span text:style-name="T41"> </text:span><text:span text:style-name="T97">→</text:span><text:span text:style-name="T41"> </text:span>Karakter neve, faja, vallása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41">  </text:span><text:span text:style-name="T97">→</text:span><text:span text:style-name="T41"> Személyiségjegyei</text:span>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41">  </text:span><text:span text:style-name="T97">→</text:span><text:span text:style-name="T41"> Kommunikáció, szociális érzék</text:span>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41">  </text:span><text:span text:style-name="T97">→</text:span><text:span text:style-name="T41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38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10" table:default-cell-style-name="ce1834"/>
        <table:table-column table:style-name="co111" table:default-cell-style-name="ce1610"/>
        <table:table-column table:style-name="co112" table:default-cell-style-name="ce1834"/>
        <table:table-column table:style-name="co113" table:default-cell-style-name="ce1834"/>
        <table:table-column table:style-name="co112" table:default-cell-style-name="ce1834"/>
        <table:table-column table:style-name="co114" table:default-cell-style-name="ce1834"/>
        <table:table-column table:style-name="co115" table:default-cell-style-name="ce1834"/>
        <table:table-column table:style-name="co116" table:default-cell-style-name="ce1834"/>
        <table:table-column table:style-name="co117" table:default-cell-style-name="ce1834"/>
        <table:table-column table:style-name="co118" table:default-cell-style-name="ce1834"/>
        <table:table-column table:style-name="co119" table:default-cell-style-name="ce1834"/>
        <table:table-column table:style-name="co120" table:default-cell-style-name="ce1834"/>
        <table:table-column table:style-name="co121" table:default-cell-style-name="ce1834"/>
        <table:table-column table:style-name="co122" table:number-columns-repeated="3" table:default-cell-style-name="ce1834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479"/>
        <table:table-column table:style-name="co125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0"/>
          <table:covered-table-cell table:style-name="ce1987"/>
          <table:covered-table-cell table:number-columns-repeated="6" table:style-name="ce1980"/>
          <table:covered-table-cell table:number-columns-repeated="3" table:style-name="ce2011"/>
          <table:covered-table-cell table:style-name="ce198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0"/>
          <table:table-cell table:style-name="ce1987"/>
          <table:table-cell table:style-name="ce1980" table:number-columns-repeated="6"/>
          <table:table-cell table:style-name="ce2011" table:number-columns-repeated="3"/>
          <table:table-cell table:style-name="ce198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7" office:value-type="string" calcext:value-type="string">
            <text:p>Szint</text:p>
          </table:table-cell>
          <table:table-cell table:style-name="ce1997" office:value-type="string" calcext:value-type="string" table:number-columns-spanned="2" table:number-rows-spanned="1">
            <text:p>KP</text:p>
          </table:table-cell>
          <table:covered-table-cell table:style-name="ce19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9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9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7" office:value-type="string" calcext:value-type="string">
            <text:p>Fok</text:p>
          </table:table-cell>
          <table:table-cell table:style-name="ce197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9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9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9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9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8"/>
          <table:table-cell table:number-columns-repeated="235"/>
        </table:table-row>
        <table:table-row table:style-name="ro4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9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9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09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0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99" table:number-columns-repeated="3"/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99"/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7" table:content-validation-name="val187" office:value-type="string" calcext:value-type="string">
            <text:p>Fok</text:p>
          </table:table-cell>
          <table:table-cell table:style-name="ce1977" table:content-validation-name="val187" office:value-type="string" calcext:value-type="string">
            <text:p>Bónusz</text:p>
          </table:table-cell>
          <table:table-cell table:style-name="ce97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2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7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7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7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76" table:content-validation-name="val58"/>
          <table:table-cell table:style-name="ce97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7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76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7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7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7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7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7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99" table:content-validation-name="val58"/>
          <table:table-cell table:style-name="ce197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99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78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78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78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78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7" table:content-validation-name="val58"/>
          <table:table-cell table:style-name="ce1971" table:content-validation-name="val58" table:number-columns-repeated="2"/>
          <table:table-cell table:style-name="ce1842" table:content-validation-name="val58"/>
          <table:table-cell table:style-name="ce1991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99" table:content-validation-name="val58"/>
          <table:covered-table-cell table:style-name="ce97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9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9" table:content-validation-name="val58"/>
          <table:table-cell table:style-name="ce1979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9" table:content-validation-name="val58" office:value-type="string" calcext:value-type="string">
            <text:p>Szúró</text:p>
          </table:table-cell>
          <table:table-cell table:style-name="ce1979" table:content-validation-name="val58" office:value-type="string" calcext:value-type="string">
            <text:p>Vágó</text:p>
          </table:table-cell>
          <table:table-cell table:style-name="ce1979" table:content-validation-name="val58" office:value-type="string" calcext:value-type="string">
            <text:p>Zúzó</text:p>
          </table:table-cell>
          <table:table-cell table:style-name="ce1979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4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4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4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9" table:content-validation-name="val58" office:value-type="string" calcext:value-type="string">
            <text:p>SFÉ</text:p>
          </table:table-cell>
          <table:table-cell table:style-name="ce1979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9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9"/>
          <table:table-cell table:style-name="ce1617"/>
          <table:table-cell table:style-name="Default" table:number-columns-repeated="3"/>
          <table:table-cell table:style-name="ce1991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9"/>
          <table:table-cell table:style-name="ce1937"/>
          <table:table-cell table:style-name="ce1971" table:number-columns-repeated="2"/>
          <table:table-cell table:style-name="ce1842"/>
          <table:table-cell table:style-name="ce1991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9"/>
          <table:table-cell table:style-name="ce1937"/>
          <table:table-cell table:style-name="ce1971" table:number-columns-repeated="2"/>
          <table:table-cell table:style-name="ce1842"/>
          <table:table-cell table:style-name="ce1991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909"/>
          <table:table-cell table:style-name="ce1937"/>
          <table:table-cell table:style-name="ce1971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909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00.00.00</text:date>, <text:time style:data-style-name="N2" text:time-value="23:09:13.48720132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3T23:13:58.917572150</dc:date>
    <meta:editing-cycles>657</meta:editing-cycles>
    <meta:editing-duration>P7DT9H18M18S</meta:editing-duration>
    <meta:document-statistic meta:table-count="11" meta:cell-count="33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